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7d48" officeooo:paragraph-rsid="00197d48"/>
    </style:style>
    <style:style style:name="P2" style:family="paragraph" style:parent-style-name="Standard" style:list-style-name="L3">
      <style:text-properties officeooo:rsid="00197d48" officeooo:paragraph-rsid="00197d48"/>
    </style:style>
    <style:style style:name="P3" style:family="paragraph" style:parent-style-name="Standard">
      <style:text-properties officeooo:rsid="001ad362" officeooo:paragraph-rsid="001ad362"/>
    </style:style>
    <style:style style:name="P4" style:family="paragraph" style:parent-style-name="Standard">
      <style:text-properties officeooo:rsid="001c912c" officeooo:paragraph-rsid="001c912c"/>
    </style:style>
    <style:style style:name="P5" style:family="paragraph" style:parent-style-name="Standard">
      <style:text-properties officeooo:rsid="001d7785" officeooo:paragraph-rsid="001d7785"/>
    </style:style>
    <style:style style:name="P6" style:family="paragraph" style:parent-style-name="Standard">
      <style:text-properties fo:font-weight="bold" officeooo:rsid="001d7785" officeooo:paragraph-rsid="001e2be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7785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e2be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a network in CISCO packet tracer to connect ACCOUNTS and DELIVERY departments through the following:</text:p>
      <text:list xml:id="list3377761936" text:style-name="L3">
        <text:list-item>
          <text:p text:style-name="P2">Each department should contain at least 2PCs.</text:p>
        </text:list-item>
        <text:list-item>
          <text:p text:style-name="P2">Appropriate number of switches and routers should be used in the network</text:p>
        </text:list-item>
        <text:list-item>
          <text:p text:style-name="P2">Using the given network address 192.168.40.0, all interfaces should be configured with appropriate IP addresses, subnet mask and gateways.</text:p>
        </text:list-item>
        <text:list-item>
          <text:p text:style-name="P2">All devices in the network should be connected using appropriate cables.</text:p>
        </text:list-item>
        <text:list-item>
          <text:p text:style-name="P2">Test the connectivity between ACCOUNT and DELIVERY departments. PCs in DELIVERY department should be able to ping PCs in ACCOUNTS department. </text:p>
        </text:list-item>
      </text:list>
      <text:p text:style-name="P1"/>
      <text:p text:style-name="P1"/>
      <text:p text:style-name="P1"/>
      <text:p text:style-name="P1"/>
      <text:p text:style-name="P3">Network Address <text:tab/>= 192.168.40.0</text:p>
      <text:p text:style-name="P4">No of subnets <text:s/><text:tab/>= 2</text:p>
      <text:p text:style-name="P4"/>
      <text:p text:style-name="P4"><text:tab/><text:span text:style-name="T2">This is a class c address. So subnet mask is /24 or</text:span></text:p>
      <text:p text:style-name="P4"/>
      <text:p text:style-name="P4"><text:tab/><text:span text:style-name="T2">11111111.11111111.11111111.00000000</text:span></text:p>
      <text:p text:style-name="P5"><text:tab/>255.255.255.0</text:p>
      <text:p text:style-name="P4"/>
      <text:p text:style-name="P4"><text:tab/>2^n = no of subnets =&gt; 2^n = 2</text:p>
      <text:p text:style-name="P4"><text:tab/><text:tab/><text:tab/> <text:s text:c="8"/>=&gt; <text:span text:style-name="T1">n = 1</text:span></text:p>
      <text:p text:style-name="P4"><text:span text:style-name="T1"/></text:p>
      <text:p text:style-name="P4"><text:tab/><text:span text:style-name="T1">so we have to take one bit to create 2 subnets.</text:span></text:p>
      <text:p text:style-name="P4"/>
      <text:p text:style-name="P4"><text:tab/>11111111.11111111.11111111.10000000</text:p>
      <text:p text:style-name="P4"><text:tab/>255.255.255.128</text:p>
      <text:p text:style-name="P4"/>
      <text:p text:style-name="P4">subnet mask = 255.255.255.128</text:p>
      <text:p text:style-name="P4"/>
      <text:p text:style-name="P6">1<text:span text:style-name="T3">st</text:span> subnet 192.168.40.0/<text:span text:style-name="T5">25</text:span></text:p>
      <text:p text:style-name="P5"><text:tab/></text:p>
      <text:p text:style-name="P5"><text:tab/>subnet mask <text:tab/><text:tab/>= 255.255.255.128</text:p>
      <text:p text:style-name="P5"><text:tab/>Network ID<text:tab/><text:tab/>= 192.168.40.0</text:p>
      <text:p text:style-name="P5"><text:tab/>Valid range for hosts<text:tab/>= 192.168.40.1 – 192.168.40.126</text:p>
      <text:p text:style-name="P5"><text:tab/>Broadcast ID<text:tab/><text:tab/>= 192.168.40.127</text:p>
      <text:p text:style-name="P5"/>
      <text:p text:style-name="P6">2<text:span text:style-name="T3">nd</text:span> subnet 192.168.40.128/<text:span text:style-name="T5">25</text:span></text:p>
      <text:p text:style-name="P5"><text:tab/></text:p>
      <text:p text:style-name="P5"><text:tab/>subnet mask <text:tab/><text:tab/>= 255.255.255.128</text:p>
      <text:p text:style-name="P5"><text:tab/>Network ID<text:tab/><text:tab/>= 192.168.40.128</text:p>
      <text:p text:style-name="P5"><text:tab/>Valid range for hosts<text:tab/>= 192.168.40.129 – 192.168.40.254</text:p>
      <text:p text:style-name="P5"><text:tab/>Broadcast ID<text:tab/><text:tab/>= 192.168.40.25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4:25:50.498260333</meta:creation-date>
    <dc:date>2024-04-03T14:58:46.455487191</dc:date>
    <meta:editing-duration>PT22M4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188" meta:character-count="1266" meta:non-whitespace-character-count="1067"/>
  </office:meta>
</office:document-meta>
</file>